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spraw by me serce</text:span><text:span text:style-name="T1"><text:line-break/></text:span><text:span text:style-name="T1">Stało się sercem Twoim /x2</text:span><text:span text:style-name="T1"><text:line-break/></text:span><text:span text:style-name="T1"><text:line-break/></text:span><text:span text:style-name="T1">Bym był cichy i pokorny jak Ty</text:span><text:span text:style-name="T1"><text:line-break/></text:span><text:span text:style-name="T1">Abym znalazł ukojenie</text:span><text:span text:style-name="T1"><text:line-break/></text:span><text:span text:style-name="T1">dla duszy moj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01-26T13:15:22</dc:date>
    <meta:editing-cycles>3</meta:editing-cycles>
    <meta:editing-duration>PT1M4S</meta:editing-duration>
    <meta:user-defined meta:name="Informacja 1"/>
    <meta:user-defined meta:name="Informacja 2"/>
    <meta:user-defined meta:name="Informacja 3"/>
    <meta:user-defined meta:name="Informacja 4"/>
    <meta:document-statistic meta:object-count="24"/>
  </office:meta>
</office:document-meta>
</file>